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a6d6"/>
    </style:style>
    <style:style style:name="P2" style:family="paragraph" style:parent-style-name="Standard">
      <style:text-properties officeooo:rsid="001da6d6" officeooo:paragraph-rsid="001da6d6"/>
    </style:style>
    <style:style style:name="T1" style:family="text">
      <style:text-properties officeooo:rsid="001da6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int <text:span text:style-name="T1">A</text:span>=0,<text:span text:style-name="T1">B</text:span>=0;</text:p>
      <text:p text:style-name="Standard">int <text:span text:style-name="T1">SUM</text:span>,<text:span text:style-name="T1">CARRY</text:span>;</text:p>
      <text:p text:style-name="Standard"/>
      <text:p text:style-name="Standard"/>
      <text:p text:style-name="Standard">void setup() {</text:p>
      <text:p text:style-name="Standard"><text:s text:c="4"/>pinMode(2, OUTPUT); <text:s/></text:p>
      <text:p text:style-name="Standard"><text:s text:c="4"/>pinMode(3, OUTPUT);</text:p>
      <text:p text:style-name="Standard"><text:s text:c="3"/></text:p>
      <text:p text:style-name="Standard">}</text:p>
      <text:p text:style-name="Standard"/>
      <text:p text:style-name="Standard"/>
      <text:p text:style-name="Standard">void loop() {</text:p>
      <text:p text:style-name="Standard"><text:s text:c="2"/></text:p>
      <text:p text:style-name="Standard"><text:s/><text:span text:style-name="T1">SUM</text:span>=(!<text:span text:style-name="T1">A&amp;&amp;B</text:span>) || (!<text:span text:style-name="T1">B&amp;&amp;A)</text:span>;</text:p>
      <text:p text:style-name="P2">CARRY=(A&amp;&amp;B);</text:p>
      <text:p text:style-name="Standard"/>
      <text:p text:style-name="P1"><text:s text:c="2"/>digitalWrite(2, <text:span text:style-name="T1">SUM</text:span>); </text:p>
      <text:p text:style-name="P1"><text:s text:c="2"/>digitalWrite(3, <text:span text:style-name="T1">CARRY</text:span>); </text:p>
      <text:p text:style-name="Standard"><text:s text:c="2"/><text:span text:style-name="T1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8:04:01.325420934</meta:creation-date>
    <dc:date>2022-08-28T18:17:28.829037371</dc:date>
    <meta:editing-duration>PT3M17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1" meta:paragraph-count="14" meta:word-count="24" meta:character-count="197" meta:non-whitespace-character-count="161"/>
  </office:meta>
</office:document-meta>
</file>